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aaaaaa"/>
    </style:style>
    <style:style style:name="gr2" style:family="graphic" style:parent-style-name="standard">
      <style:graphic-properties svg:stroke-width="0.001cm" svg:stroke-color="#555555" draw:fill="none" draw:fill-color="#ffffff" fo:padding-top="-0.049cm" fo:padding-bottom="-0.049cm" fo:padding-left="-0.049cm" fo:padding-right="-0.049cm"/>
    </style:style>
    <style:style style:name="gr3" style:family="graphic" style:parent-style-name="standard">
      <style:graphic-properties draw:stroke="none" svg:stroke-width="0.001cm" draw:fill-color="#c7c7c7"/>
    </style:style>
    <style:style style:name="gr4" style:family="graphic" style:parent-style-name="standard">
      <style:graphic-properties draw:stroke="none" svg:stroke-width="0.001cm" draw:fill-color="#000000"/>
    </style:style>
    <style:style style:name="gr5" style:family="graphic" style:parent-style-name="standard">
      <style:graphic-properties draw:stroke="none" svg:stroke-width="0.001cm" draw:fill-color="#ffffff"/>
    </style:style>
    <style:style style:name="gr6" style:family="graphic" style:parent-style-name="standard">
      <style:graphic-properties svg:stroke-width="0.001cm" svg:stroke-color="#000000" draw:fill="none" draw:fill-color="#ffffff" fo:padding-top="-0.049cm" fo:padding-bottom="-0.049cm" fo:padding-left="-0.049cm" fo:padding-right="-0.049cm"/>
    </style:style>
  </office:automatic-styles>
  <office:body>
    <office:drawing>
      <draw:page draw:name="page1" draw:style-name="dp1" draw:master-page-name="Default">
        <draw:g>
          <draw:glue-point draw:id="4" svg:x="-0.01cm" svg:y="-5cm"/>
          <draw:glue-point draw:id="5" svg:x="-0.001cm" svg:y="5cm"/>
          <draw:glue-point draw:id="6" svg:x="-5cm" svg:y="-0.021cm"/>
          <draw:glue-point draw:id="7" svg:x="5cm" svg:y="0cm"/>
          <draw:glue-point draw:id="8" svg:x="-0.003cm" svg:y="-0.005cm"/>
          <draw:polygon draw:style-name="gr1" draw:layer="layout" svg:width="3.425cm" svg:height="1.175cm" svg:x="0cm" svg:y="0.825cm" svg:viewBox="0 0 3426 1176" draw:points="3426,588 3423,557 3417,528 3406,498 3390,469 3371,440 3347,411 3320,383 3286,355 3250,328 3210,302 3166,276 3118,251 3067,227 3013,205 2955,182 2893,161 2829,141 2761,123 2691,105 2619,88 2544,73 2467,59 2388,47 2308,36 2225,26 2142,18 2057,12 1972,6 1886,2 1799,0 1712,0 1626,0 1539,2 1453,6 1367,12 1283,18 1199,26 1117,36 1037,47 958,59 881,73 806,88 733,105 663,123 596,141 532,161 470,182 412,205 358,227 306,251 258,276 214,302 175,328 138,355 105,383 77,411 53,440 34,469 19,498 8,528 2,557 0,588 2,617 8,647 19,676 34,705 53,735 77,764 105,792 138,819 175,846 214,872 258,898 306,924 358,948 412,970 470,992 532,1014 596,1033 663,1052 733,1070 806,1086 881,1101 958,1115 1037,1128 1117,1139 1199,1148 1283,1156 1367,1163 1453,1168 1539,1173 1626,1175 1712,1176 1799,1175 1886,1173 1972,1168 2057,1163 2142,1156 2225,1148 2308,1139 2388,1128 2467,1115 2544,1101 2619,1086 2691,1070 2761,1052 2829,1033 2893,1014 2955,992 3013,970 3067,948 3118,924 3166,898 3210,872 3250,846 3286,819 3320,792 3347,764 3371,735 3390,705 3406,676 3417,647 3423,617">
            <text:p/>
          </draw:polygon>
          <draw:polygon draw:style-name="gr2" draw:layer="layout" svg:width="3.405cm" svg:height="1.155cm" svg:x="0cm" svg:y="0.825cm" svg:viewBox="0 0 3406 1156" draw:points="3406,578 3403,548 3397,519 3385,490 3371,461 3352,432 3327,404 3300,377 3267,350 3232,324 3192,296 3148,272 3100,248 3050,223 2995,201 2937,178 2876,159 2811,139 2745,120 2676,103 2603,87 2528,72 2453,59 2374,46 2294,35 2212,26 2129,18 2045,11 1960,7 1875,2 1788,0 1702,0 1616,0 1530,2 1443,7 1360,11 1275,18 1193,26 1111,35 1030,46 952,59 876,72 801,87 729,103 660,120 593,139 529,159 468,178 410,201 355,223 304,248 257,272 213,296 173,324 137,350 105,377 77,404 53,432 34,461 18,490 8,519 2,548 0,578 2,607 8,636 18,665 34,694 53,722 77,750 105,778 137,805 173,832 213,858 257,883 304,907 355,932 410,954 468,977 529,997 593,1016 660,1035 729,1052 801,1068 876,1083 952,1096 1030,1109 1111,1120 1193,1129 1275,1136 1360,1144 1443,1148 1530,1153 1616,1155 1702,1156 1788,1155 1875,1153 1960,1148 2045,1144 2129,1136 2212,1129 2294,1120 2374,1109 2453,1096 2528,1083 2603,1068 2676,1052 2745,1035 2811,1016 2876,997 2937,977 2995,954 3050,932 3100,907 3148,883 3192,858 3232,832 3267,805 3300,778 3327,750 3352,722 3371,694 3385,665 3397,636 3403,607">
            <text:p/>
          </draw:polygon>
          <draw:polygon draw:style-name="gr1" draw:layer="layout" svg:width="3.405cm" svg:height="0.825cm" svg:x="0cm" svg:y="0.598cm" svg:viewBox="0 0 3406 826" draw:points="0,0 0,826 3406,826 3406,0">
            <text:p/>
          </draw:polygon>
          <draw:polygon draw:style-name="gr3" draw:layer="layout" svg:width="3.425cm" svg:height="1.175cm" svg:x="0cm" svg:y="0cm" svg:viewBox="0 0 3426 1176" draw:points="3426,588 3423,557 3417,527 3406,498 3390,469 3371,440 3347,411 3320,382 3286,355 3250,328 3210,302 3166,276 3118,251 3067,227 3013,204 2955,182 2893,161 2829,141 2761,122 2691,105 2619,88 2544,73 2467,59 2388,46 2308,35 2225,26 2142,18 2057,11 1972,6 1886,2 1799,0 1712,0 1626,0 1539,2 1453,6 1367,11 1283,18 1199,26 1117,35 1037,46 958,59 881,73 806,88 733,105 663,122 596,141 532,161 470,182 412,204 358,227 306,251 258,276 214,302 175,328 138,355 105,382 77,411 53,440 34,469 19,498 8,527 2,557 0,588 2,617 8,646 19,676 34,705 53,735 77,763 105,791 138,819 175,846 214,872 258,898 306,924 358,948 412,970 470,992 532,1013 596,1033 663,1052 733,1070 806,1086 881,1101 958,1115 1037,1127 1117,1139 1199,1148 1283,1156 1367,1162 1453,1168 1539,1172 1626,1174 1712,1176 1799,1174 1886,1172 1972,1168 2057,1162 2142,1156 2225,1148 2308,1139 2388,1127 2467,1115 2544,1101 2619,1086 2691,1070 2761,1052 2829,1033 2893,1013 2955,992 3013,970 3067,948 3118,924 3166,898 3210,872 3250,846 3286,819 3320,791 3347,763 3371,735 3390,705 3406,676 3417,646 3423,617">
            <text:p/>
          </draw:polygon>
          <draw:path draw:style-name="gr2" draw:layer="layout" svg:width="3.405cm" svg:height="1.144cm" svg:x="0cm" svg:y="0.012cm" svg:viewBox="0 0 3406 1145" svg:d="m3406 567-3-30-6-29-12-29-14-29-19-29-25-28-27-27-33-27-35-27-40-27-44-24-48-25-50-24-55-23-58-21-61-21-65-19-66-19-69-17-73-17-75-15-75-13-79-12-80-12-82-9-83-7-84-7h-9-668-8l-85 7-82 7-82 9-81 12-78 12-76 13-75 15-72 17-69 17-67 19-64 19-61 21-58 21-55 23-51 24-47 25-44 24-40 27-36 27-32 27-28 27-24 28-19 29-16 29-10 29-6 29-2 30 2 28 6 30 10 29 16 28 19 29 24 29 28 27 32 27 36 27 40 26 44 25 47 24 51 24 55 23 58 22 61 21 64 18 67 20 69 16 72 17 75 15 76 13 78 13 81 11 82 9 82 8 85 7 83 5 87 3 86 3 86 1 86-1 87-3 85-3 85-5 84-7 83-8 82-9 80-11 79-13 75-13 75-15 73-17 69-16 66-20 65-18 61-21 58-22 55-23 50-24 48-24 44-25 40-26 35-27 33-27 27-27 25-29 19-29 14-28 12-29 6-30zm3-28z">
            <text:p/>
          </draw:path>
          <draw:polygon draw:style-name="gr4" draw:layer="layout" svg:width="1.122cm" svg:height="0.372cm" svg:x="1.744cm" svg:y="0.165cm" svg:viewBox="0 0 1123 373" draw:points="0,290 249,373 852,124 1123,206 976,0 271,0 561,62">
            <text:p/>
          </draw:polygon>
          <draw:polygon draw:style-name="gr4" draw:layer="layout" svg:width="1.121cm" svg:height="0.392cm" svg:x="0.519cm" svg:y="0.598cm" svg:viewBox="0 0 1122 393" draw:points="1122,83 872,0 291,249 0,166 144,393 872,393 560,310">
            <text:p/>
          </draw:polygon>
          <draw:polygon draw:style-name="gr4" draw:layer="layout" svg:width="1.122cm" svg:height="0.371cm" svg:x="0.581cm" svg:y="0.145cm" svg:viewBox="0 0 1123 372" draw:points="0,83 248,0 852,227 1123,165 977,372 270,372 560,310">
            <text:p/>
          </draw:polygon>
          <draw:polygon draw:style-name="gr4" draw:layer="layout" svg:width="1.121cm" svg:height="0.371cm" svg:x="1.702cm" svg:y="0.639cm" svg:viewBox="0 0 1122 372" draw:points="1122,289 873,372 290,124 0,207 145,0 873,0 560,61">
            <text:p/>
          </draw:polygon>
          <draw:polygon draw:style-name="gr5" draw:layer="layout" svg:width="1.122cm" svg:height="0.371cm" svg:x="1.765cm" svg:y="0.186cm" svg:viewBox="0 0 1123 372" draw:points="0,288 250,372 851,124 1123,206 976,0 269,0 561,61">
            <text:p/>
          </draw:polygon>
          <draw:polygon draw:style-name="gr5" draw:layer="layout" svg:width="1.122cm" svg:height="0.392cm" svg:x="0.539cm" svg:y="0.619cm" svg:viewBox="0 0 1123 393" draw:points="1123,82 872,0 290,247 0,165 146,393 872,393 561,310">
            <text:p/>
          </draw:polygon>
          <draw:polygon draw:style-name="gr5" draw:layer="layout" svg:width="1.121cm" svg:height="0.372cm" svg:x="0.601cm" svg:y="0.165cm" svg:viewBox="0 0 1122 373" draw:points="0,82 249,0 852,227 1122,164 976,373 270,373 561,310">
            <text:p/>
          </draw:polygon>
          <draw:polygon draw:style-name="gr5" draw:layer="layout" svg:width="1.122cm" svg:height="0.371cm" svg:x="1.723cm" svg:y="0.661cm" svg:viewBox="0 0 1123 372" draw:points="1123,288 874,372 292,123 0,205 146,0 874,0 562,61">
            <text:p/>
          </draw:polygon>
          <draw:line draw:style-name="gr2" draw:layer="layout" svg:x1="0cm" svg:y1="0.578cm" svg:x2="0cm" svg:y2="1.402cm">
            <text:p/>
          </draw:line>
          <draw:line draw:style-name="gr6" draw:layer="layout" svg:x1="3.405cm" svg:y1="0.578cm" svg:x2="3.405cm" svg:y2="1.402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Router subdued</dc:title>
    <meta:creation-date>2011-02-07T16:39:53</meta:creation-date>
    <meta:editing-duration>P0D</meta:editing-duration>
    <meta:editing-cycles>1</meta:editing-cycles>
    <meta:document-statistic meta:object-count="16"/>
    <meta:generator>OpenOffice.org/3.3$Linux OpenOffice.org_project/330m20$Build-9567</meta:generator>
  </office:meta>
</office:document-meta>
</file>